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1.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fo:border="0.74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часы</text:p>
          </table:table-cell>
          <table:table-cell table:style-name="ce1" office:value-type="string" calcext:value-type="string">
            <text:p>сделано</text:p>
          </table:table-cell>
        </table:table-row>
        <table:table-row table:style-name="ro1">
          <table:table-cell table:style-name="ce2" office:value-type="date" office:date-value="2023-12-16" calcext:value-type="date">
            <text:p>16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рвичный менеджмент, разворачивание проекта на рабочем месте, первые шаги для создания Time Schema</text:p>
          </table:table-cell>
        </table:table-row>
        <table:table-row table:style-name="ro1">
          <table:table-cell table:style-name="ce2" office:value-type="date" office:date-value="2023-12-17" calcext:value-type="date">
            <text:p>17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емного менеджмента, 3 миграции, немного поработал с представлениями</text:p>
          </table:table-cell>
        </table:table-row>
        <table:table-row table:style-name="ro1">
          <table:table-cell table:style-name="ce2" office:value-type="date" office:date-value="2023-12-18" calcext:value-type="date">
            <text:p>18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азработка меню, немного поработал с макетом</text:p>
          </table:table-cell>
        </table:table-row>
        <table:table-row table:style-name="ro1">
          <table:table-cell table:style-name="ce2" office:value-type="date" office:date-value="2023-12-19" calcext:value-type="date">
            <text:p>19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работка макета, разработка логики роутов приложения</text:p>
          </table:table-cell>
        </table:table-row>
        <table:table-row table:style-name="ro1">
          <table:table-cell table:style-name="ce2" office:value-type="date" office:date-value="2023-12-20" calcext:value-type="date">
            <text:p>20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ал работать над кодом контроллера для представления расписания</text:p>
          </table:table-cell>
        </table:table-row>
        <table:table-row table:style-name="ro1">
          <table:table-cell table:style-name="ce2" office:value-type="date" office:date-value="2023-12-21" calcext:value-type="date">
            <text:p>21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дключил Carbon для определения дат, продолжаю работу над представлением расписания(расписание — неделя)</text:p>
          </table:table-cell>
        </table:table-row>
        <table:table-row table:style-name="ro1">
          <table:table-cell table:style-name="ce2" office:value-type="date" office:date-value="2023-12-22" calcext:value-type="date">
            <text:p>22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рвично доработал TimeTableViewController для работы с расписанием на неделю</text:p>
          </table:table-cell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.00.0000</text:date>, <text:time style:data-style-name="N2" text:time-value="11:13:14.65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6T15:13:53.594000000</meta:creation-date>
    <dc:date>2023-12-22T11:14:24.576000000</dc:date>
    <meta:editing-duration>PT7H14M53S</meta:editing-duration>
    <meta:editing-cycles>8</meta:editing-cycles>
    <meta:generator>LibreOffice/7.6.0.3$Windows_X86_64 LibreOffice_project/69edd8b8ebc41d00b4de3915dc82f8f0fc3b6265</meta:generator>
    <meta:document-statistic meta:table-count="1" meta:cell-count="24" meta:object-count="0"/>
  </office:meta>
</office:document-meta>
</file>